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6E00000D52A9CDB59CE6B4A020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2.54cm" fo:margin-right="0cm" fo:text-indent="-0.635cm" style:auto-text-indent="false"/>
      <style:text-properties fo:font-size="12pt" officeooo:paragraph-rsid="0031768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1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39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4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4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4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4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4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46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4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4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5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5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5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53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4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55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56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5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5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59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0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61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2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63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64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65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66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8" style:family="paragraph" style:parent-style-name="Standard">
      <style:text-properties fo:font-size="12pt" style:font-size-asian="12pt" style:font-size-complex="12pt"/>
    </style:style>
    <style:style style:name="P69" style:family="paragraph" style:parent-style-name="Standard">
      <style:text-properties fo:font-size="12pt" officeooo:rsid="00974437" officeooo:paragraph-rsid="00974437" style:font-size-asian="12pt" style:font-size-complex="12pt"/>
    </style:style>
    <style:style style:name="P70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7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7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73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4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5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6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7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8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9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81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2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3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4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5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86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87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8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89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90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1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92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93" style:family="paragraph">
      <loext:graphic-properties draw:fill-color="#ffffff"/>
    </style:style>
    <style:style style:name="P94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b0bd3"/>
    </style:style>
    <style:style style:name="T14" style:family="text">
      <style:text-properties officeooo:rsid="0038a974"/>
    </style:style>
    <style:style style:name="T15" style:family="text">
      <style:text-properties officeooo:rsid="004a8bcd"/>
    </style:style>
    <style:style style:name="T16" style:family="text">
      <style:text-properties officeooo:rsid="0052e3ee"/>
    </style:style>
    <style:style style:name="T17" style:family="text">
      <style:text-properties officeooo:rsid="0057ca6a"/>
    </style:style>
    <style:style style:name="T18" style:family="text">
      <style:text-properties officeooo:rsid="00698b9b"/>
    </style:style>
    <style:style style:name="T19" style:family="text">
      <style:text-properties officeooo:rsid="00728009"/>
    </style:style>
    <style:style style:name="T20" style:family="text">
      <style:text-properties officeooo:rsid="0074d6c8"/>
    </style:style>
    <style:style style:name="T21" style:family="text">
      <style:text-properties officeooo:rsid="007caaa6"/>
    </style:style>
    <style:style style:name="T22" style:family="text">
      <style:text-properties officeooo:rsid="007cf689"/>
    </style:style>
    <style:style style:name="T23" style:family="text">
      <style:text-properties officeooo:rsid="007e485f"/>
    </style:style>
    <style:style style:name="T24" style:family="text">
      <style:text-properties officeooo:rsid="008036b6"/>
    </style:style>
    <style:style style:name="T25" style:family="text">
      <style:text-properties officeooo:rsid="008106fc"/>
    </style:style>
    <style:style style:name="T26" style:family="text">
      <style:text-properties officeooo:rsid="0083933c"/>
    </style:style>
    <style:style style:name="T27" style:family="text">
      <style:text-properties officeooo:rsid="008a25a3"/>
    </style:style>
    <style:style style:name="T28" style:family="text">
      <style:text-properties officeooo:rsid="00942ee8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officeooo:rsid="0097f8a7"/>
    </style:style>
    <style:style style:name="T31" style:family="text">
      <style:text-properties officeooo:rsid="0097f8a7"/>
    </style:style>
    <style:style style:name="T32" style:family="text">
      <style:text-properties officeooo:rsid="0098f015"/>
    </style:style>
    <style:style style:name="T33" style:family="text">
      <style:text-properties officeooo:rsid="009a247d"/>
    </style:style>
    <style:style style:name="T34" style:family="text">
      <style:text-properties officeooo:rsid="009b02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text:span text:style-name="T28">devendo o cliente escolher pelo menos a acomodação e as passagens</text:span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aluguel do veículo desejado. </text:p>
      <text:p text:style-name="P69"><text:span text:style-name="T29">O sistema deve permitir o contrato de seguros de viagem, em que o cliente, através do pagamento das devidas taxas, irá receber um prêmio de seguro em caso de problemas durante a viagem</text:span>. O sisteme permite contratar serviços de táxi, que podem ter a atribuição de transportar o cliente entre o aeroporto, rodoviária, estação de trem, porto ou qualquer outro <text:span text:style-name="T30">hub de transporte</text:span> <text:span text:style-name="T31">e o local de hospedagem, ou ainda para locais de visitação, caso seja de preferência do cliente um meio de locomoção mais individual. Além disso, o sistema permite a aquisição de bilhetes de transporte público, que podem ser comprados para que o cliente se locomova de ônibus, trem, metrô ou outro meio de transporte coletivo. O sistema permite consultar disponibilidade em parques temáticos, parque aquáticos ou outros tipos de </text:span><text:span text:style-name="T32">estabelecimento</text:span><text:span text:style-name="T31"> semelhante, fornecendo informações sobre </text:span><text:span text:style-name="T32">atrações presentes no parque, incluindo detalhes sobre o funcionamento, restrições de idade e altura, recomendações aos usuários e se estará disponível durante o período da viagem.</text:span><text:span text:style-name="T31"> </text:span><text:span text:style-name="T32">Alé disso, o sistema deve possibilitar a compra de entradas para o parque, e caso necessário e possível, a de entradas para brinquedos específicos dentro do parque. </text:span><text:span text:style-name="T33">O sistema deve permitir a operação de serviços cambiais, de modo que o cliente possa trocar seu dinheiro pela moeda dos países que irá visitar.</text:span></text:p>
      <text:p text:style-name="P1"><text:s/></text:p>
      <text:p text:style-name="P1"/>
      <text:p text:style-name="P2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oft-page-break/><text:span text:style-name="T11">R9. </text:span>O sistema só pode ser acessado por funcionários da agência, utilizando as 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2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sistema deve permitir o cadastro de clientes. </text:p>
      <text:p text:style-name="P2"/>
      <text:p text:style-name="P2"><text:span text:style-name="T11">R4. </text:span>O sistema deve permitir o cadastro de hotéis.</text:p>
      <text:p text:style-name="P2"/>
      <text:p text:style-name="P2"><text:span text:style-name="T11">R5. </text:span>O sistema deve permitir o cadastro de destinos turísticos.</text:p>
      <text:p text:style-name="P2"/>
      <text:p text:style-name="P2"><text:span text:style-name="T11">R6. </text:span>O sistema deve permitir o cadastro de companhias aéreas.</text:p>
      <text:p text:style-name="P2"/>
      <text:p text:style-name="P2"><text:span text:style-name="T11">R7. </text:span>O sistema deve registrar as viagens feitas.</text:p>
      <text:p text:style-name="P2"/>
      <text:p text:style-name="P2"><text:span text:style-name="T11">R8. </text:span>O sistema deve registrar os valores recebidos de cada cliente.</text:p>
      <text:p text:style-name="P2"/>
      <text:p text:style-name="P2"><text:span text:style-name="T11">R9. </text:span>O sistema deve ter o controle de todos os funcionários da agência.</text:p>
      <text:p text:style-name="P2"/>
      <text:p text:style-name="P2"><text:span text:style-name="T11">R10.</text:span> O sistema deve controlar a quantidade de vendas feitas por cada vendedor.</text:p>
      <text:p text:style-name="P2"/>
      <text:p text:style-name="P2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ve calcular automaticamente o valor total de uma viagem com base nos serviços selecionados pelos clientes, incluindo hospedagem, transporte e passeios turísticos.</text:p>
      <text:p text:style-name="P2"/>
      <text:p text:style-name="P2"><text:span text:style-name="T11">R13. </text:span>O sistema deve gerar faturas ou recibos para os clientes após a confirmação da compra de serviços de viagem.</text:p>
      <text:p text:style-name="P2"/>
      <text:p text:style-name="P2"><text:span text:style-name="T11">R14. </text:span>O sistema deve enviar notificações por e-mail aos clientes com os detalhes de sua viagem, incluindo informações sobre reservas de hotéis, passagens aéreas e passeios.</text:p>
      <text:p text:style-name="P2"/>
      <text:p text:style-name="P2"><text:span text:style-name="T11">R15. </text:span>O sistema deve permitir que os funcionários consultem informações sobre empresas de transporte terrestre, como horários de ônibus, disponibilidade de assentos e preços de passagens.</text:p>
      <text:p text:style-name="P2"><text:soft-page-break/></text:p>
      <text:p text:style-name="P2"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permitir que os vendedores façam reservas de quartos de hotel em nome dos clientes, incluindo a seleção de quartos específicos, se disponível.</text:p>
      <text:p text:style-name="P2"/>
      <text:p text:style-name="P2"><text:span text:style-name="T11">R18.</text:span> <text:span text:style-name="T12">O sistema deve rastrear as preferências dos clientes, como tipos de quartos de hotel preferidos, companhias aéreas favoritas, etc., para personalizar ofertas futuras.</text:span></text:p>
      <text:p text:style-name="P11"/>
      <text:p text:style-name="P2"><text:span text:style-name="T11">R19. </text:span>O sistema deve gerar relatórios de desempenho de vendas,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alhes sobre datas, horários e locais de visitação.</text:p>
      <text:p text:style-name="P2"/>
      <text:p text:style-name="P28">Modelo de casos de uso</text:p>
      <text:p text:style-name="P2"/>
      <text:p text:style-name="P2">Regras de negócio</text:p>
      <text:p text:style-name="P2"/>
      <text:p text:style-name="P11">Aluguel nacional de carro (RN00)</text:p>
      <text:p text:style-name="P2">Um cliente só pode alugar o carro se possuir carteira de habilitação válida.</text:p>
      <text:p text:style-name="P2"/>
      <text:p text:style-name="P11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2"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2">Cadastro de cliente (RN03)</text:p>
      <text:p text:style-name="P1">Um cliente só pode ser cadastrado por um funcionário do setor de vendas da agência de turismo.</text:p>
      <text:p text:style-name="P1"/>
      <text:p text:style-name="P11">Compra de pacote (RN04)</text:p>
      <text:p text:style-name="P2">A compra de um pacote só pode ser realizada por um funcionário do setor de vendas da agência de turismo.</text:p>
      <text:p text:style-name="P2"/>
      <text:p text:style-name="P11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1">Remoção de hotel (RN06)</text:p>
      <text:p text:style-name="P2">Um hotel conveniado só pode ser removido pelo gerente da agência filial com <text:soft-page-break/>autorização da Diretoria Operacional da empresa de turismo.</text:p>
      <text:p text:style-name="P2"/>
      <text:p text:style-name="P11">Comissão de vendedores (RN07)</text:p>
      <text:p text:style-name="P2">Um vendedor receberá de comissão 10% do valor do pacote contratado.</text:p>
      <text:p text:style-name="P2"/>
      <text:p text:style-name="P11">Cancelamento de viagem (RN08)</text:p>
      <text:p text:style-name="P2">O cancelamento de uma viagem só pode ser realizado por um funcionário do setor de vendas da agência de turismo.</text:p>
      <text:p text:style-name="P2"/>
      <text:p text:style-name="P11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1">Compra de múltiplos pacotes (RN10)</text:p>
      <text:p text:style-name="P2">Um cliente só pode comprar múltiplos pacotes caso não haja conflitos de datas.</text:p>
      <text:p text:style-name="P2"/>
      <text:p text:style-name="P11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1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1">Comprovação de renda (RN13)</text:p>
      <text:p text:style-name="P2">Para contratar qualquer serviço da agência, o cliente deve apresentar comprovação de renda.</text:p>
      <text:p text:style-name="P2"/>
      <text:p text:style-name="P11"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1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1">Destino inválido (RN16)</text:p>
      <text:p text:style-name="P2">Só é possível comprar pacotes com destinos contemplados pela agência de turismo.</text:p>
      <text:p text:style-name="P2"/>
      <text:p text:style-name="P28">Documentação do MCU</text:p>
      <text:p text:style-name="P2">Atores: </text:p>
      <text:list xml:id="list3674656976" text:style-name="WWNum10">
        <text:list-item>
          <text:p text:style-name="P40">Vendedor</text:p>
        </text:list-item>
        <text:list-item>
          <text:p text:style-name="P40">Gerente de vendas</text:p>
        </text:list-item>
        <text:list-item>
          <text:p text:style-name="P40">Departamento de Recursos Humanos (DRH)</text:p>
        </text:list-item>
        <text:list-item>
          <text:p text:style-name="P40">Departamento Financeiro </text:p>
        </text:list-item>
        <text:list-item>
          <text:p text:style-name="P40">Diretoria Operacional</text:p>
        </text:list-item>
        <text:list-item>
          <text:p text:style-name="P40">Sistema de companhia aérea</text:p>
        </text:list-item>
        <text:list-item>
          <text:p text:style-name="P40"><text:soft-page-break/>Sistema de empresa de cruzeiro</text:p>
        </text:list-item>
        <text:list-item>
          <text:p text:style-name="P41">Sistema de empresa de transporte ferroviário</text:p>
        </text:list-item>
        <text:list-item>
          <text:p text:style-name="P41">Sistema de empresa de ônibus</text:p>
        </text:list-item>
        <text:list-item>
          <text:p text:style-name="P42">Sistema de hotel</text:p>
        </text:list-item>
        <text:list-item>
          <text:p text:style-name="P40">Sistema de empresa de traslado</text:p>
        </text:list-item>
        <text:list-item>
          <text:p text:style-name="P43">Sistema de empresa de passeio</text:p>
        </text:list-item>
        <text:list-item>
          <text:p text:style-name="P44">Sistema de aluguel de carro</text:p>
        </text:list-item>
        <text:list-item>
          <text:p text:style-name="P45">Tempo</text:p>
        </text:list-item>
      </text:list>
      <text:p text:style-name="P2"/>
      <text:p text:style-name="P2">Casos de uso:</text:p>
      <text:list xml:id="list2404679323" text:style-name="WWNum4">
        <text:list-item>
          <text:p text:style-name="P46">Gerenciamento de vendas</text:p>
          <text:list>
            <text:list-item>
              <text:p text:style-name="P47">Comprar pacote (<text:span text:style-name="T19">CSU</text:span><text:span text:style-name="T18">xx</text:span>)</text:p>
            </text:list-item>
            <text:list-item>
              <text:p text:style-name="P47"><text:bookmark-start text:name="__DdeLink__2120_148381328"/>Comprar <text:span text:style-name="T21">passagem</text:span> (<text:span text:style-name="T19">CSU</text:span><text:span text:style-name="T18">xx</text:span>)</text:p>
            </text:list-item>
            <text:list-item>
              <text:p text:style-name="P47">Comprar passagem de <text:span text:style-name="T16">cruzeiro</text:span> (<text:span text:style-name="T19">CSU</text:span><text:span text:style-name="T18">xx</text:span>)</text:p>
            </text:list-item>
            <text:list-item>
              <text:p text:style-name="P47">Comprar passagem de trem (<text:span text:style-name="T19">CSU</text:span><text:span text:style-name="T18">xx</text:span>)</text:p>
            </text:list-item>
            <text:list-item>
              <text:p text:style-name="P47">Comprar passagem aérea (<text:span text:style-name="T19">CSU</text:span><text:span text:style-name="T18">xx</text:span>)</text:p>
            </text:list-item>
            <text:list-item>
              <text:p text:style-name="P47">Comprar passagem de ônibus (<text:span text:style-name="T19">CSU</text:span><text:span text:style-name="T18">xx</text:span>)<text:bookmark-end text:name="__DdeLink__2120_148381328"/></text:p>
            </text:list-item>
            <text:list-item>
              <text:p text:style-name="P47"><text:span text:style-name="T22">Cancelar</text:span> <text:span text:style-name="T21">passagem</text:span> (<text:span text:style-name="T19">CSU</text:span><text:span text:style-name="T18">xx</text:span>)</text:p>
            </text:list-item>
            <text:list-item>
              <text:p text:style-name="P47"><text:span text:style-name="T22">Cancelar</text:span> passagem de <text:span text:style-name="T16">cruzeiro</text:span> (<text:span text:style-name="T19">CSU</text:span><text:span text:style-name="T18">xx</text:span>)</text:p>
            </text:list-item>
            <text:list-item>
              <text:p text:style-name="P47"><text:span text:style-name="T22">Cancelar</text:span> passagem de trem (<text:span text:style-name="T19">CSU</text:span><text:span text:style-name="T18">xx</text:span>)</text:p>
            </text:list-item>
            <text:list-item>
              <text:p text:style-name="P47"><text:span text:style-name="T22">Cancelar</text:span> passagem aérea (<text:span text:style-name="T19">CSU</text:span><text:span text:style-name="T18">xx</text:span>)</text:p>
            </text:list-item>
            <text:list-item>
              <text:p text:style-name="P47"><text:span text:style-name="T22">Cancelar</text:span> passagem de ônibus (<text:span text:style-name="T19">CSU</text:span><text:span text:style-name="T18">xx</text:span>)</text:p>
            </text:list-item>
            <text:list-item>
              <text:p text:style-name="P47"><text:span text:style-name="T23">Consultar</text:span> <text:span text:style-name="T21">passagem</text:span> (<text:span text:style-name="T19">CSU</text:span><text:span text:style-name="T18">xx</text:span>)</text:p>
            </text:list-item>
            <text:list-item>
              <text:p text:style-name="P47"><text:span text:style-name="T23">Consultar</text:span> passagem de <text:span text:style-name="T16">cruzeiro</text:span> (<text:span text:style-name="T19">CSU</text:span><text:span text:style-name="T18">xx</text:span>)</text:p>
            </text:list-item>
            <text:list-item>
              <text:p text:style-name="P47"><text:span text:style-name="T23">Consultar</text:span> passagem de trem (<text:span text:style-name="T19">CSU</text:span><text:span text:style-name="T18">xx</text:span>)</text:p>
            </text:list-item>
            <text:list-item>
              <text:p text:style-name="P47"><text:span text:style-name="T23">Consultar</text:span> passagem aérea (<text:span text:style-name="T19">CSU</text:span><text:span text:style-name="T18">xx</text:span>)</text:p>
            </text:list-item>
            <text:list-item>
              <text:p text:style-name="P92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47"><text:span text:style-name="T15">Cancelar</text:span> reserva de hotel (<text:span text:style-name="T19">CSU</text:span><text:span text:style-name="T18">xx</text:span>)</text:p>
            </text:list-item>
            <text:list-item>
              <text:p text:style-name="P47">Fazer reserva de hotel (<text:span text:style-name="T19">CSU</text:span><text:span text:style-name="T18">xx</text:span>)</text:p>
            </text:list-item>
            <text:list-item>
              <text:p text:style-name="P47">Cancelar <text:span text:style-name="T17">traslado</text:span> (<text:span text:style-name="T19">CSU</text:span><text:span text:style-name="T18">xx</text:span>)</text:p>
            </text:list-item>
            <text:list-item>
              <text:p text:style-name="P47"><text:span text:style-name="T17">Contratar traslado</text:span> (<text:span text:style-name="T19">CSU</text:span><text:span text:style-name="T18">xx</text:span>)</text:p>
            </text:list-item>
            <text:list-item>
              <text:p text:style-name="P47"><text:span text:style-name="T20">Cancelar </text:span>passeio turístico (<text:span text:style-name="T19">CSU</text:span><text:span text:style-name="T18">xx</text:span>)</text:p>
            </text:list-item>
            <text:list-item>
              <text:p text:style-name="P47">Agendar passeio turístico (<text:span text:style-name="T19">CSU</text:span><text:span text:style-name="T18">xx</text:span>)</text:p>
            </text:list-item>
            <text:list-item>
              <text:p text:style-name="P52"><text:span text:style-name="T15">Cancelar</text:span> aluguel (CSU<text:span text:style-name="T18">xx</text:span>)</text:p>
            </text:list-item>
            <text:list-item>
              <text:p text:style-name="P47">Alugar carro (<text:span text:style-name="T19">CSU</text:span><text:span text:style-name="T18">xx</text:span><text:span text:style-name="T26">)</text:span></text:p>
            </text:list-item>
            <text:list-item>
              <text:p text:style-name="P48">Consultar viagem (<text:bookmark-start text:name="__DdeLink__2133_148381328"/>CSU<text:span text:style-name="T18">xx</text:span><text:bookmark-end text:name="__DdeLink__2133_148381328"/>)</text:p>
            </text:list-item>
            <text:list-item>
              <text:p text:style-name="P48">Cancelar pacote (CSU<text:span text:style-name="T18">xx</text:span>)</text:p>
            </text:list-item>
            <text:list-item>
              <text:p text:style-name="P48"><text:span text:style-name="T24">Consultar hotel (CSU</text:span><text:span text:style-name="T18">xx</text:span><text:span text:style-name="T24">)</text:span></text:p>
            </text:list-item>
            <text:list-item>
              <text:p text:style-name="P49"><text:span text:style-name="T25">Manter</text:span> cliente (<text:span text:style-name="T24">CSU</text:span><text:span text:style-name="T18">xx</text:span>)</text:p>
            </text:list-item>
            <text:list-item>
              <text:p text:style-name="P50">Gerar relatório de vendas (CSU<text:span text:style-name="T18">xx</text:span>)</text:p>
            </text:list-item>
            <text:list-item>
              <text:p text:style-name="P50">Gerar relatório de viagem (CSU<text:span text:style-name="T18">xx</text:span>)</text:p>
            </text:list-item>
            <text:list-item>
              <text:p text:style-name="P50">Gerar relatório de vendedores (CSU<text:span text:style-name="T18">xx</text:span>)</text:p>
            </text:list-item>
            <text:list-item>
              <text:p text:style-name="P51">Enviar notificação ao cliente (CSU<text:span text:style-name="T18">xx</text:span>)</text:p>
            </text:list-item>
          </text:list>
        </text:list-item>
      </text:list>
      <text:p text:style-name="P9"/>
      <text:list xml:id="list2147151680" text:style-name="WWNum1">
        <text:list-item>
          <text:p text:style-name="P53">Gerenciamento financeiro</text:p>
          <text:list>
            <text:list-item>
              <text:p text:style-name="P54">Consultar quantidade de vendas por período de tempo (CSU<text:span text:style-name="T18">xx</text:span>)</text:p>
            </text:list-item>
            <text:list-item>
              <text:p text:style-name="P54">Consultar funcionários (CSU<text:span text:style-name="T18">xx</text:span>)</text:p>
            </text:list-item>
            <text:list-item>
              <text:p text:style-name="P54"><text:soft-page-break/>Consultar contratos (CSU<text:span text:style-name="T18">xx</text:span>)</text:p>
            </text:list-item>
            <text:list-item>
              <text:p text:style-name="P54">Consultar gastos (CSU<text:span text:style-name="T18">xx</text:span>)</text:p>
            </text:list-item>
            <text:list-item>
              <text:p text:style-name="P54">Gerar relatórios financeiros (CSU<text:span text:style-name="T18">xx</text:span>)</text:p>
            </text:list-item>
            <text:list-item>
              <text:p text:style-name="P55">Registrar orçamento (<text:bookmark-start text:name="__DdeLink__1649_148381328"/>CSU<text:span text:style-name="T18">xx</text:span><text:bookmark-end text:name="__DdeLink__1649_148381328"/>)</text:p>
            </text:list-item>
          </text:list>
        </text:list-item>
      </text:list>
      <text:p text:style-name="P2"/>
      <text:list xml:id="list90430721572474" text:continue-numbering="true" text:style-name="WWNum1">
        <text:list-item>
          <text:p text:style-name="P53">Gerenciamento de RH</text:p>
          <text:list>
            <text:list-item>
              <text:p text:style-name="P56">Manter funcionário (<text:span text:style-name="T19">CSU</text:span><text:span text:style-name="T18">xx</text:span>)</text:p>
            </text:list-item>
            <text:list-item>
              <text:p text:style-name="P57">Calcular benefícios (CSU<text:span text:style-name="T18">xx</text:span>)</text:p>
            </text:list-item>
            <text:list-item>
              <text:p text:style-name="P57">Gerar relatório salarial (CSU<text:span text:style-name="T18">xx</text:span>)</text:p>
            </text:list-item>
          </text:list>
        </text:list-item>
      </text:list>
      <text:p text:style-name="P6"/>
      <text:list xml:id="list90430662121529" text:continue-numbering="true" text:style-name="WWNum1">
        <text:list-item>
          <text:p text:style-name="P53">Gerenciamento operacional </text:p>
          <text:list>
            <text:list-item>
              <text:p text:style-name="P57">Manter convênio (CSU<text:span text:style-name="T18">xx</text:span>)</text:p>
            </text:list-item>
            <text:list-item>
              <text:p text:style-name="P58">Manter destino de viagem (CSU<text:span text:style-name="T18">xx</text:span>)</text:p>
            </text:list-item>
          </text:list>
        </text:list-item>
      </text:list>
      <text:p text:style-name="P2"/>
      <text:p text:style-name="P2"/>
      <text:p text:style-name="P34"/>
      <text:p text:style-name="P30"/>
      <text:p text:style-name="P32">Comprar pacote (CSU<text:span text:style-name="T27">xx</text:span>)</text:p>
      <text:p text:style-name="P10"/>
      <text:p text:style-name="P2"><draw:custom-shape text:anchor-type="paragraph" draw:z-index="0" draw:name="Shape 1" draw:style-name="gr8" draw:text-style-name="P93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0">Fluxo Principal</text:p>
      <text:list xml:id="list2971134503" text:style-name="WWNum2">
        <text:list-item>
          <text:p text:style-name="P59">O vendedor solicita a compra de uma viagem.</text:p>
        </text:list-item>
        <text:list-item>
          <text:p text:style-name="P59">O sistema requisita a identificação do cliente.</text:p>
        </text:list-item>
        <text:list-item>
          <text:p text:style-name="P59">O sistema procura o cliente.</text:p>
        </text:list-item>
        <text:list-item>
          <text:p text:style-name="P59">O sistema requisita o local de origem.</text:p>
        </text:list-item>
        <text:list-item>
          <text:p text:style-name="P59">O vendedor insere o local de origem.</text:p>
        </text:list-item>
        <text:list-item>
          <text:p text:style-name="P59">O sistema requisita os locais de destino.</text:p>
        </text:list-item>
        <text:list-item>
          <text:p text:style-name="P59">O vendedor insere os locais de destino.</text:p>
        </text:list-item>
        <text:list-item>
          <text:p text:style-name="P59">O sistema fornece planos de itinerário de viagem passando pelos destinos de interesse.</text:p>
        </text:list-item>
        <text:list-item>
          <text:p text:style-name="P59">O vendedor seleciona um itinerário.</text:p>
        </text:list-item>
        <text:list-item>
          <text:p text:style-name="P59">O sistema fornece pacotes de viagem .</text:p>
        </text:list-item>
        <text:list-item>
          <text:p text:style-name="P59">O vendedor escolhe um pacote.</text:p>
        </text:list-item>
        <text:list-item>
          <text:p text:style-name="P59">O sistema informa o valor do pacote.</text:p>
        </text:list-item>
        <text:list-item>
          <text:p text:style-name="P59">O vendedor confirma a compra.</text:p>
        </text:list-item>
        <text:list-item>
          <text:p text:style-name="P60">O sistema gera a fatura</text:p>
        </text:list-item>
        <text:list-item>
          <text:p text:style-name="P60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1059222150" text:style-name="WWNum5">
        <text:list-item>
          <text:p text:style-name="P61">Vendedor selecionou destinos não contemplados pela agência.</text:p>
        </text:list-item>
      </text:list>
      <text:list xml:id="list2907038933" text:style-name="WWNum9">
        <text:list-item>
          <text:p text:style-name="P62">Sistema informa os destinos inválidos e o caso de uso retorna ao passo 7.</text:p>
        </text:list-item>
      </text:list>
      <text:p text:style-name="P2"><text:soft-page-break/></text:p>
      <text:p text:style-name="P2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Gerar relatório de vendas (CSU<text:span text:style-name="T27">xx</text:span>)</text:p>
      <text:p text:style-name="P10"/>
      <text:p text:style-name="P10"><draw:custom-shape text:anchor-type="paragraph" draw:z-index="1" draw:name="Shape 2" draw:style-name="gr7" draw:text-style-name="P93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a compra do pacote solicitado pelo cliente.</text:span></text:p>
      <text:p text:style-name="P2"/>
      <text:p text:style-name="P25"><text:span text:style-name="T6">Ator Primário</text:span><text:span text:style-name="T1">: Gerente de Vendas </text:span></text:p>
      <text:p text:style-name="P2"><text:s/></text:p>
      <text:p text:style-name="P25"><text:span text:style-name="T6">Precondições</text:span><text:span text:style-name="T1">: O gerente de vendas está identificado pelo sistema.</text:span></text:p>
      <text:p text:style-name="P2"/>
      <text:p text:style-name="P10">Fluxo Principal</text:p>
      <text:list xml:id="list2564849931" text:style-name="WWNum3">
        <text:list-item>
          <text:p text:style-name="P63">O gerente de vendas solicita o relatório de vendas.</text:p>
        </text:list-item>
        <text:list-item>
          <text:p text:style-name="P63">O sistema requisita a agência de turismo desejada.</text:p>
        </text:list-item>
        <text:list-item>
          <text:p text:style-name="P63">O vendedor informa a agência desejada.</text:p>
        </text:list-item>
        <text:list-item>
          <text:p text:style-name="P63">O sistema requisita o período de referência.</text:p>
        </text:list-item>
        <text:list-item>
          <text:p text:style-name="P63">O vendedor informa o período de referência.</text:p>
        </text:list-item>
        <text:list-item>
          <text:p text:style-name="P63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1"/>
      <text:p text:style-name="P2"><text:span text:style-name="T11">Regras de Negócio:</text:span> N/A</text:p>
      <text:p text:style-name="P2"/>
      <text:p text:style-name="P4"/>
      <text:p text:style-name="P2"/>
      <text:p text:style-name="P33"/>
      <text:p text:style-name="P35">Consultar contratos (CSU<text:span text:style-name="T27">xx</text:span>)</text:p>
      <text:p text:style-name="P8"><draw:custom-shape text:anchor-type="paragraph" draw:z-index="2" draw:name="Shape 3" draw:style-name="gr6" draw:text-style-name="P93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37"><text:span text:style-name="T6">Sumário</text:span><text:span text:style-name="T1">: O departamento financeiro realiza a consulta dos contratos da empresa.</text:span></text:p>
      <text:p text:style-name="P8"/>
      <text:p text:style-name="P37"><text:span text:style-name="T6">Ator Primário</text:span><text:span text:style-name="T1">: Departamento financeiro</text:span></text:p>
      <text:p text:style-name="P13"/>
      <text:p text:style-name="P13"><text:soft-page-break/>Fluxo Principal</text:p>
      <text:list xml:id="list90432418102741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0">O departamento financeiro solicita a consulta de contratos.</text:p>
                                </text:list-item>
                                <text:list-item>
                                  <text:p text:style-name="P70">O sistema fornece uma lista com as agências de turismo.</text:p>
                                </text:list-item>
                                <text:list-item>
                                  <text:p text:style-name="P70">O departamento financeiro informa a agência desejada.</text:p>
                                </text:list-item>
                                <text:list-item>
                                  <text:p text:style-name="P70">O sistema apresenta uma lista de contratos.</text:p>
                                </text:list-item>
                                <text:list-item>
                                  <text:p text:style-name="P70">O departamento financeiro seleciona um contrato.</text:p>
                                </text:list-item>
                                <text:list-item>
                                  <text:p text:style-name="P70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0"><text:span text:style-name="T11">Regras de Negócio:</text:span> N/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*Gerar fatura (CSU<text:span text:style-name="T27">xx</text:span>)</text:p>
      <text:p text:style-name="P30"/>
      <text:p text:style-name="P10"><draw:custom-shape text:anchor-type="paragraph" draw:z-index="3" draw:name="Shape 4" draw:style-name="gr5" draw:text-style-name="P93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sistema gera a fatura do cliente.</text:span></text:p>
      <text:p text:style-name="P2"/>
      <text:p text:style-name="P25"><text:span text:style-name="T6">Ator Primário</text:span><text:span text:style-name="T1">: Vendedor</text:span></text:p>
      <text:p text:style-name="P25"/>
      <text:p text:style-name="P38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25"><text:span text:style-name="T6">Precondições</text:span><text:span text:style-name="T1">: O vendedor está identificado pelo sistema.<text:tab/></text:span></text:p>
      <text:p text:style-name="P2"/>
      <text:p text:style-name="P13">Fluxo Principal</text:p>
      <text:list xml:id="list3304031213" text:style-name="L1">
        <text:list-item>
          <text:p text:style-name="P64">O vendedor solicita a geração da fatura.</text:p>
        </text:list-item>
        <text:list-item>
          <text:p text:style-name="P65">O sistema requisita a identificação do cliente.</text:p>
        </text:list-item>
        <text:list-item>
          <text:p text:style-name="P65">O vendedor informa a identificação do cliente.</text:p>
        </text:list-item>
        <text:list-item>
          <text:p text:style-name="P65">O sistema apresenta as compras de pacote registradas no nome do cliente informado.</text:p>
        </text:list-item>
        <text:list-item>
          <text:p text:style-name="P65">O vendedor seleciona o pacote desejado.</text:p>
        </text:list-item>
        <text:list-item>
          <text:p text:style-name="P65">O sistema requisita a confirmação.</text:p>
        </text:list-item>
        <text:list-item>
          <text:p text:style-name="P65">O vendedor confirma a geração da fatura.</text:p>
        </text:list-item>
        <text:list-item>
          <text:p text:style-name="P65">O sistema gera a fatura da compra e o caso de uso termina.</text:p>
        </text:list-item>
      </text:list>
      <text:p text:style-name="P4"/>
      <text:p text:style-name="P26"><text:span text:style-name="T6">Fluxo Alternativo (7): </text:span><text:span text:style-name="T9">Vendedor não confirma geração da fatura</text:span></text:p>
      <text:list xml:id="list4272207771" text:style-name="L2">
        <text:list-item>
          <text:p text:style-name="P73">Caso de uso retorna ao passo 4.</text:p>
        </text:list-item>
        <text:list-item>
          <text:p text:style-name="P73">Se o vendedor selecionar algum pacote, o caso de uso continua a partir do passo 6.</text:p>
        </text:list-item>
        <text:list-item>
          <text:p text:style-name="P73">Se o vendedor não selecionar um pacote, o caso de uso encerra.</text:p>
        </text:list-item>
      </text:list>
      <text:p text:style-name="P2"><text:tab/></text:p>
      <text:p text:style-name="P26"><text:span text:style-name="T6">Fluxo de Exceção (4): </text:span><text:span text:style-name="T9">Cliente não encontrado</text:span></text:p>
      <text:list xml:id="list2143821035" text:style-name="L3">
        <text:list-item>
          <text:p text:style-name="P74">O vendedor não fornece dados do cliente ou fornece dados que não pertencem a algum cliente cadastrado.</text:p>
        </text:list-item>
        <text:list-item>
          <text:p text:style-name="P74"><text:soft-page-break/>O sistema reporta o fato e solicita novos valores.</text:p>
        </text:list-item>
        <text:list-item>
          <text:p text:style-name="P74">O vendedor corrige os valores e o caso de uso prossegue a partir do passo 4.</text:p>
        </text:list-item>
      </text:list>
      <text:p text:style-name="P23"/>
      <text:p text:style-name="P24"><text:span text:style-name="T10">Pós-condições</text:span>: <text:span text:style-name="T14">O departamento financeiro é notificado da geração da fatura</text:span>.</text:p>
      <text:p text:style-name="P5"/>
      <text:p text:style-name="P14">Regras de Negócio: N/A</text:p>
      <text:p text:style-name="P10"/>
      <text:p text:style-name="P10"/>
      <text:p text:style-name="P10"/>
      <text:p text:style-name="P10"/>
      <text:p text:style-name="P10"/>
      <text:p text:style-name="P30"/>
      <text:p text:style-name="P30"/>
      <text:p text:style-name="P30"/>
      <text:p text:style-name="P30"/>
      <text:p text:style-name="P30"/>
      <text:p text:style-name="P32">Manter funcionário (CSU<text:span text:style-name="T27">xx</text:span>)</text:p>
      <text:p text:style-name="P7"><draw:custom-shape text:anchor-type="paragraph" draw:z-index="4" draw:name="Shape 5" draw:style-name="gr4" draw:text-style-name="P94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25"><text:span text:style-name="T6">Ator Primário</text:span><text:span text:style-name="T1">: DRH </text:span></text:p>
      <text:p text:style-name="P2"/>
      <text:p text:style-name="P10">Fluxo Principal</text:p>
      <text:list xml:id="list1023156286" text:style-name="L4">
        <text:list-item>
          <text:p text:style-name="P79">DRH requisita a manutenção de funcionários.</text:p>
        </text:list-item>
        <text:list-item>
          <text:p text:style-name="P79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79">O DRH indica a opção a realizar ou opta por finalizar o caso de uso.</text:p>
        </text:list-item>
        <text:list-item>
          <text:p text:style-name="P80">O DRH seleciona o operação desejada: Inclusão, Exclusão, Alteração ou Consulta.</text:p>
        </text:list-item>
        <text:list-item>
          <text:p text:style-name="P80">Se o DRH deseja continuar com a manutenção, o caso de uso retorna ao passo 2; caso contrário, o caso de uso termina.</text:p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2977799104" text:style-name="L5">
        <text:list-item>
          <text:p text:style-name="P75">DRH requisita a inclusão de um funcionário.</text:p>
        </text:list-item>
        <text:list-item>
          <text:p text:style-name="P75">O sistema apresenta um formulário em branco para que os dados do funcionário (nome, data de nascimento, documento de identificação, cargo, salario, setor) sejam incluídos.</text:p>
        </text:list-item>
        <text:list-item>
          <text:p text:style-name="P75">O sistema verifica a validade dos dados, Se os dados forem válidos, inclui o novo funcionário; caso contrário, o sistema reporta o fato, solicita novos dados e repete a verificação.</text:p>
        </text:list-item>
      </text:list>
      <text:list xml:id="list90431496802950" text:continue-list="list9043241810274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Remoção</text:span></text:p>
      <text:list xml:id="list2289674704" text:style-name="L6">
        <text:list-item>
          <text:p text:style-name="P76">DRH seleciona um funcionário e requisita que o sistema a remova.</text:p>
        </text:list-item>
        <text:list-item>
          <text:p text:style-name="P76">O sistema realiza a remoção do funcionário.</text:p>
        </text:list-item>
      </text:list>
      <text:p text:style-name="P16"/>
      <text:p text:style-name="P25"><text:span text:style-name="T6">Fluxo alternativo (4): </text:span><text:span text:style-name="T9">Alteração</text:span></text:p>
      <text:list xml:id="list2948994378" text:style-name="L7">
        <text:list-item>
          <text:p text:style-name="P77"><text:soft-page-break/>O DRH altera um ou mais dados de um funcionário e requisita sua atualização.</text:p>
        </text:list-item>
        <text:list-item>
          <text:p text:style-name="P77">O sistema verifica a validade dos dados e, se eles forem válidos, altera os dados na lista de funcionários da agência de turismo.</text:p>
        </text:list-item>
      </text:list>
      <text:list xml:id="list24528422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102333134" text:style-name="L8">
        <text:list-item>
          <text:p text:style-name="P78">O DRH solicita a realização de uma consulta sobre a lista de funcionários da agência de turismo.</text:p>
        </text:list-item>
        <text:list-item>
          <text:p text:style-name="P78">O sistema apresenta uma lista com os departamentos.</text:p>
        </text:list-item>
        <text:list-item>
          <text:p text:style-name="P78">O DRH seleciona um departamento.</text:p>
        </text:list-item>
        <text:list-item>
          <text:p text:style-name="P78">O sistema apresenta uma lista com os funcionários do departamento escolhido.</text:p>
        </text:list-item>
        <text:list-item>
          <text:p text:style-name="P78">O DRH seleciona um funcionário.</text:p>
        </text:list-item>
        <text:list-item>
          <text:p text:style-name="P78">O sistema apresenta os dados do funcionário.</text:p>
        </text:list-item>
      </text:list>
      <text:list xml:id="list90432587048939" text:continue-list="list24528422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">Pós-condições</text:span><text:span text:style-name="T9">: um funcionário foi inserido ou removido, ou seus dados foram alterados.</text:span></text:p>
      <text:p text:style-name="P30"/>
      <text:p text:style-name="P32">Manter destino de viagem (CSU<text:span text:style-name="T27">xx</text:span>)</text:p>
      <text:p text:style-name="P2"><draw:custom-shape text:anchor-type="paragraph" draw:z-index="5" draw:name="Shape 6" draw:style-name="gr3" draw:text-style-name="P93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25"><text:span text:style-name="T6">Ator Primário</text:span><text:span text:style-name="T1">: Diretoria Operacional </text:span></text:p>
      <text:p text:style-name="P10"/>
      <text:p text:style-name="P10">Fluxo Principal</text:p>
      <text:list xml:id="list90431362507261" text:continue-list="list90431496802950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1"><text:span text:style-name="T13">1. </text:span>Diretoria Operacional requisita a manutenção de destinos de viagens.</text:p>
                                  <text:p text:style-name="P71"><text:span text:style-name="T13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71"><text:span text:style-name="T13">3. </text:span>A Diretoria Operacional indica a opção a realizar ou opta por finalizar o caso de uso.</text:p>
                                  <text:p text:style-name="P71"><text:span text:style-name="T13">4. </text:span>A Diretoria Operacional seleciona o operação desejada: Inclusão, Exclusão, Alteração ou Consulta.</text:p>
                                  <text:p text:style-name="P71"><text:span text:style-name="T13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1437199110" text:style-name="L9">
        <text:list-item>
          <text:p text:style-name="P85">Diretoria Operacional requisita a inclusão de um destino de viagem.</text:p>
        </text:list-item>
        <text:list-item>
          <text:p text:style-name="P85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88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5"/>
      <text:p text:style-name="P25"><text:span text:style-name="T6">Fluxo alternativo (4): </text:span><text:span text:style-name="T9">Remoção</text:span></text:p>
      <text:list xml:id="list2687714945" text:style-name="L10">
        <text:list-item>
          <text:p text:style-name="P86">Diretoria Operacional seleciona um destino de viagem e requisita que o sistema a remova.</text:p>
        </text:list-item>
        <text:list-item>
          <text:p text:style-name="P86">O sistema realiza a remoção do destino de viagem.</text:p>
        </text:list-item>
      </text:list>
      <text:p text:style-name="P3"><text:soft-page-break/></text:p>
      <text:p text:style-name="P25"><text:span text:style-name="T6">Fluxo alternativo (4): </text:span><text:span text:style-name="T9">Alteração</text:span></text:p>
      <text:list xml:id="list744137717" text:style-name="L11">
        <text:list-item>
          <text:p text:style-name="P87">A Diretoria Operacional altera um ou mais dados de um destino de viagem e requisita sua atualização.</text:p>
        </text:list-item>
        <text:list-item>
          <text:p text:style-name="P87">O sistema verifica a validade dos dados e, se eles forem válidos, altera os dados na lista de destino de viagem da agência de turismo.</text:p>
        </text:list-item>
      </text:list>
      <text:list xml:id="list90431850376321" text:continue-list="list90432587048939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2536320754" text:style-name="L12">
        <text:list-item>
          <text:p text:style-name="P89">A Diretoria Operacional solicita a realização de uma consulta sobre a lista de destinos de viagem.</text:p>
        </text:list-item>
        <text:list-item>
          <text:p text:style-name="P89">O sistema apresenta uma lista com os destinos de viagem.</text:p>
        </text:list-item>
        <text:list-item>
          <text:p text:style-name="P89">A Diretoria Operacional seleciona um destino. </text:p>
        </text:list-item>
        <text:list-item>
          <text:p text:style-name="P89">O sistema apresenta os dados do funcionário.</text:p>
        </text:list-item>
      </text:list>
      <text:list xml:id="list90431658893258" text:continue-list="list9043185037632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6">Pós-condições</text:span><text:span text:style-name="T9">: um destino de viagem foi inserido ou removido, ou seus dados foram alterados.</text:span></text:p>
      <text:p text:style-name="P31"/>
      <text:p text:style-name="P32">Comprar passagem aérea (CSU<text:span text:style-name="T27">xx</text:span>)</text:p>
      <text:p text:style-name="P2"><draw:custom-shape text:anchor-type="paragraph" draw:z-index="6" draw:name="Shape 7" draw:style-name="gr2" draw:text-style-name="P93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vendedor realiza a compra de uma passagem aérea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companhia aérea</text:span></text:p>
      <text:p text:style-name="P10"/>
      <text:p text:style-name="P10">Fluxo Principal</text:p>
      <text:list xml:id="list689584682" text:style-name="L13">
        <text:list-item>
          <text:p text:style-name="P90">O vendedor solicita a compra de uma passagem aérea.</text:p>
        </text:list-item>
        <text:list-item>
          <text:p text:style-name="P90">O sistema requisita a identificação do cliente.</text:p>
        </text:list-item>
        <text:list-item>
          <text:p text:style-name="P90">O vendedor informa a identificação do cliente.</text:p>
        </text:list-item>
        <text:list-item>
          <text:p text:style-name="P90">O sistema requisita um destino de viagem.</text:p>
        </text:list-item>
        <text:list-item>
          <text:p text:style-name="P90">O vendedor informa o destino de viagem.</text:p>
        </text:list-item>
        <text:list-item>
          <text:p text:style-name="P90">O sistema requisita datas de ida e de volta.</text:p>
        </text:list-item>
        <text:list-item>
          <text:p text:style-name="P90">O vendedor informa datas de ida e de volta.</text:p>
        </text:list-item>
        <text:list-item>
          <text:p text:style-name="P90">O sistema apresenta opções de passagem aérea de companhias conveniadas para o período desejado, informando os dados da passagem (preço, assento, companhia aérea).</text:p>
        </text:list-item>
        <text:list-item>
          <text:p text:style-name="P90">O vendedor seleciona uma passagem aérea.</text:p>
        </text:list-item>
        <text:list-item>
          <text:p text:style-name="P90">O sistema requisita ao sistema da companhia aérea a reserva da passagem.</text:p>
        </text:list-item>
        <text:list-item>
          <text:p text:style-name="P90">O sistema informa ao sistema da companhia aérea os dados do cliente.</text:p>
        </text:list-item>
        <text:list-item>
          <text:p text:style-name="P90">O sistema requisita a confirmação do vendedor.</text:p>
        </text:list-item>
        <text:list-item>
          <text:p text:style-name="P90">O vendedor confirma a compra.</text:p>
        </text:list-item>
        <text:list-item>
          <text:p text:style-name="P90">O sistema confirma a reserva no sistema da companhia aérea e o caso de uso termina. <text:s/></text:p>
        </text:list-item>
      </text:list>
      <text:p text:style-name="P18"/>
      <text:p text:style-name="P26"><text:span text:style-name="T6">Fluxo de Exceção (4): </text:span><text:span text:style-name="T9">Cliente não encontrado</text:span></text:p>
      <text:list xml:id="list3349762422" text:style-name="L14">
        <text:list-item>
          <text:p text:style-name="P84">O vendedor não fornece dados do cliente ou fornece dados que não pertencem a algum cliente cadastrado.</text:p>
        </text:list-item>
        <text:list-item>
          <text:p text:style-name="P84"><text:soft-page-break/>O sistema reporta o fato e solicita novos valores.</text:p>
        </text:list-item>
        <text:list-item>
          <text:p text:style-name="P84">O vendedor corrige os valores e o caso de uso prossegue a partir do passo 4.</text:p>
        </text:list-item>
      </text:list>
      <text:p text:style-name="P22"/>
      <text:p text:style-name="P25"><text:span text:style-name="T6">Fluxo de exceção (6): </text:span><text:span text:style-name="T9">Destino inválido</text:span></text:p>
      <text:list xml:id="list90432076037339" text:continue-list="list9043136250726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2">Vendedor informa destino de viagem que não é contemplado pela agência de turismo.</text:p>
                                    </text:list-item>
                                    <text:list-item>
                                      <text:p text:style-name="P82">O sistema reporta o fato e solicita um novo destino.</text:p>
                                    </text:list-item>
                                    <text:list-item>
                                      <text:p text:style-name="P82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0"/>
      <text:p text:style-name="P30"/>
      <text:p text:style-name="P30">Fazer reserva de hotel (CSU<text:span text:style-name="T27">xx</text:span>)</text:p>
      <text:p text:style-name="P2"><draw:custom-shape text:anchor-type="paragraph" draw:z-index="7" draw:name="Shape 8" draw:style-name="gr1" draw:text-style-name="P93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uma reserva de hotel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hotel</text:span></text:p>
      <text:p text:style-name="P10"/>
      <text:p text:style-name="P10">Fluxo Principal</text:p>
      <text:list xml:id="list9043209655320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2">O vendedor solicita a realização de uma reserva de hotel.</text:p>
                                </text:list-item>
                                <text:list-item>
                                  <text:p text:style-name="P72">O sistema requisita a identificação do cliente.</text:p>
                                </text:list-item>
                                <text:list-item>
                                  <text:p text:style-name="P72">O vendedor informa a identificação do cliente.</text:p>
                                </text:list-item>
                                <text:list-item>
                                  <text:p text:style-name="P72">O sistema requisita um destino de viagem.</text:p>
                                </text:list-item>
                                <text:list-item>
                                  <text:p text:style-name="P72">O vendedor informa o destino de viagem.</text:p>
                                </text:list-item>
                                <text:list-item>
                                  <text:p text:style-name="P72">O sistema requisita datas de ida e de volta.</text:p>
                                </text:list-item>
                                <text:list-item>
                                  <text:p text:style-name="P72">O vendedor informa datas de ida e de volta.</text:p>
                                </text:list-item>
                                <text:list-item>
                                  <text:p text:style-name="P72">O sistema requisita a quantidade de hóspedes.</text:p>
                                </text:list-item>
                                <text:list-item>
                                  <text:p text:style-name="P72">O vendedor informa a quantidade de hóspedes.</text:p>
                                </text:list-item>
                                <text:list-item>
                                  <text:p text:style-name="P72">O sistema apresenta hotéis com vagas.</text:p>
                                </text:list-item>
                                <text:list-item>
                                  <text:p text:style-name="P72">O vendedor seleciona um hotel.</text:p>
                                </text:list-item>
                                <text:list-item>
                                  <text:p text:style-name="P72">O sistema apresenta as opções de hospedagem.</text:p>
                                </text:list-item>
                                <text:list-item>
                                  <text:p text:style-name="P72">O vendedor seleciona a opção desejada.</text:p>
                                </text:list-item>
                                <text:list-item>
                                  <text:p text:style-name="P72">O sistema requisita ao sistema de hotel uma reserva.</text:p>
                                </text:list-item>
                                <text:list-item>
                                  <text:p text:style-name="P72">O sistema informa os dados do cliente ao sistema de hotel.</text:p>
                                </text:list-item>
                                <text:list-item>
                                  <text:p text:style-name="P72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6"><text:span text:style-name="T6">Pós-condições</text:span><text:span text:style-name="T9">: uma reserva de hotel foi registrada.</text:span>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6">Diagrama de casos de uso</text:p>
      <text:p text:style-name="P17"/>
      <text:p text:style-name="P17"/>
      <text:p text:style-name="P17"/>
      <text:p text:style-name="P17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0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char" svg:width="19.02cm" svg:height="24.292cm" draw:z-index="9"><draw:image xlink:href="Pictures/1000000000000A6E00000D52A9CDB59CE6B4A020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7T09:04:29.618180671</dc:date>
    <meta:editing-duration>PT10H15M37S</meta:editing-duration>
    <meta:editing-cycles>98</meta:editing-cycles>
    <meta:document-statistic meta:table-count="0" meta:image-count="2" meta:object-count="0" meta:page-count="17" meta:paragraph-count="318" meta:word-count="3899" meta:character-count="23619" meta:non-whitespace-character-count="20149"/>
  </office:meta>
</office:document-meta>
</file>